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officeooo:paragraph-rsid="0004544a" style:font-size-asian="12pt" style:font-size-complex="12pt"/>
    </style:style>
    <style:style style:name="P2" style:family="paragraph" style:parent-style-name="Standard">
      <style:text-properties style:font-name="Arial" fo:font-size="12pt" officeooo:paragraph-rsid="000aa867" style:font-size-asian="12pt" style:font-size-complex="12pt"/>
    </style:style>
    <style:style style:name="P3" style:family="paragraph" style:parent-style-name="Standard">
      <style:text-properties style:font-name="Arial" fo:font-size="12pt" officeooo:rsid="0006b7e5" officeooo:paragraph-rsid="000aa867" style:font-size-asian="12pt" style:font-size-complex="12pt"/>
    </style:style>
    <style:style style:name="P4" style:family="paragraph" style:parent-style-name="Standard" style:master-page-name="Standard">
      <style:paragraph-properties style:page-number="auto"/>
      <style:text-properties style:font-name="Arial" fo:font-size="12pt" style:font-size-asian="12pt" style:font-size-complex="12pt"/>
    </style:style>
    <style:style style:name="P5" style:family="paragraph" style:parent-style-name="Standard" style:list-style-name="L1">
      <style:text-properties style:font-name="Arial" fo:font-size="12pt" fo:language="en" fo:country="none" officeooo:rsid="00037fba" officeooo:paragraph-rsid="0004544a" style:font-size-asian="12pt" style:font-size-complex="12pt"/>
    </style:style>
    <style:style style:name="P6" style:family="paragraph" style:parent-style-name="Standard" style:list-style-name="L1">
      <style:text-properties style:font-name="Arial" fo:font-size="12pt" fo:language="en" fo:country="none" style:font-size-asian="12pt" style:font-size-complex="12pt"/>
    </style:style>
    <style:style style:name="P7" style:family="paragraph" style:parent-style-name="Standard">
      <style:text-properties style:font-name="Arial" fo:font-size="12pt" officeooo:rsid="0006b7e5" officeooo:paragraph-rsid="000aa867" style:font-size-asian="12pt" style:font-size-complex="12pt"/>
    </style:style>
    <style:style style:name="P8" style:family="paragraph" style:parent-style-name="Standard">
      <style:text-properties style:font-name="Arial" fo:font-size="12pt" officeooo:rsid="000e2349" officeooo:paragraph-rsid="000fa6cd" style:font-size-asian="12pt" style:font-size-complex="12pt"/>
    </style:style>
    <style:style style:name="T1" style:family="text">
      <style:text-properties officeooo:rsid="00037fba"/>
    </style:style>
    <style:style style:name="T2" style:family="text">
      <style:text-properties style:text-underline-style="solid" style:text-underline-width="auto" style:text-underline-color="font-color" officeooo:rsid="00037fba"/>
    </style:style>
    <style:style style:name="T3" style:family="text">
      <style:text-properties fo:language="en" fo:country="none" officeooo:rsid="00037fba"/>
    </style:style>
    <style:style style:name="T4" style:family="text">
      <style:text-properties fo:language="en" fo:country="none" officeooo:rsid="0004544a"/>
    </style:style>
    <style:style style:name="T5" style:family="text">
      <style:text-properties fo:language="en" fo:country="none" officeooo:rsid="00093b73"/>
    </style:style>
    <style:style style:name="T6" style:family="text">
      <style:text-properties fo:language="en" fo:country="none" officeooo:rsid="000aa867"/>
    </style:style>
    <style:style style:name="T7" style:family="text">
      <style:text-properties officeooo:rsid="0004544a"/>
    </style:style>
    <style:style style:name="T8" style:family="text">
      <style:text-properties officeooo:rsid="0006b7e5"/>
    </style:style>
    <style:style style:name="T9" style:family="text">
      <style:text-properties officeooo:rsid="000aa867"/>
    </style:style>
    <style:style style:name="T10" style:family="text">
      <style:text-properties officeooo:rsid="000c1788"/>
    </style:style>
    <style:style style:name="T11" style:family="text">
      <style:text-properties officeooo:rsid="000dd06b"/>
    </style:style>
    <style:style style:name="T12" style:family="text">
      <style:text-properties officeooo:rsid="000fa6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ank you for purchasing <text:span text:style-name="T11">the </text:span>“<text:span text:style-name="T9">Meteor Storm</text:span><text:span text:style-name="T7"> Effect</text:span><text:span text:style-name="T10">s</text:span><text:span text:style-name="T7">” </text:span><text:span text:style-name="T11">package</text:span>!<text:line-break/></text:p>
      <text:p text:style-name="P1"><text:span text:style-name="T2">Product Description</text:span><text:span text:style-name="T1"><text:line-break/></text:span><text:span text:style-name="T3">Realistic atmospheric </text:span><text:span text:style-name="T6">meteor storm</text:span><text:span text:style-name="T5"> </text:span><text:span text:style-name="T3">effect </text:span><text:span text:style-name="T4">f</text:span><text:span text:style-name="T3">or PC, Mac, Console and other higher-end platforms that easily drops onto your existing camera setup.</text:span><text:span text:style-name="T1"><text:line-break/><text:line-break/>Features:<text:line-break/></text:span></text:p>
      <text:list xml:id="list8262889805353409402" text:style-name="L1">
        <text:list-item>
          <text:p text:style-name="P5">Highly realistic <text:span text:style-name="T9">meteor</text:span> effect <text:span text:style-name="T9">that collides and breaks apart with a crashing sound effect</text:span>.</text:p>
        </text:list-item>
        <text:list-item>
          <text:p text:style-name="P6">Particle collision with any surface, just drop it onto your camera and watch!</text:p>
        </text:list-item>
        <text:list-item>
          <text:p text:style-name="P6">Wind <text:span text:style-name="T9">and mist </text:span>particle system with wind sound effect.</text:p>
        </text:list-item>
        <text:list-item>
          <text:p text:style-name="P6">Atmospheric demo scene included to show <text:span text:style-name="T9">meteor storm</text:span> effect to it's fulllest.</text:p>
        </text:list-item>
        <text:list-item>
          <text:p text:style-name="P6"><text:span text:style-name="T9">Particle mist</text:span> effect, generates around player to create more atmosphere.</text:p>
        </text:list-item>
      </text:list>
      <text:p text:style-name="P1"/>
      <text:p text:style-name="P2">Information<text:line-break/><text:span text:style-name="T7">Drop the existing </text:span><text:span text:style-name="T9">Meteor Storm</text:span><text:span text:style-name="T7"> Parent prefab onto your existing first person controller or use the “</text:span><text:span text:style-name="T12">PC </text:span><text:span text:style-name="T7">First Person Controller” prefab already setup. <text:s/>That's it, try walking around and see the effect get created around you and follow you. <text:s/>Also drop the “Wind Parent” prefab into your scene for a particle wind fog effect and sound effect.</text:span><text:line-break/><text:line-break/><text:span text:style-name="T8">To reduce </text:span><text:span text:style-name="T9">or increase the frequency of meteors</text:span><text:span text:style-name="T8">, click on the “</text:span><text:span text:style-name="T9">Meteors</text:span><text:span text:style-name="T8">” object under “</text:span><text:span text:style-name="T9">Meteor Storm</text:span><text:span text:style-name="T8"> Parent” on your camera. <text:s/>Then click the Emission tab on the particle system in the inspector and lower the Rate count from </text:span><text:span text:style-name="T9">1 emission per second</text:span><text:span text:style-name="T8"> to what works for you.</text:span></text:p>
      <text:p text:style-name="P3"/>
      <text:p text:style-name="P2"><text:span text:style-name="T9">To improve frame rate try lowering the Rate count under the Emission tab for “FireSmoke”, “ReEntryFlame”, “Explosion” or “RockDebris” under the “Meteors” object. <text:s/>To help improve frame rate by tweaking the collision calculations try altering the “Collision Quality” selection and the “Voxel Size” number under the “Collision” tab of the “Meteors” object. <text:s/></text:span><text:span text:style-name="T8">Also you can remove or turn off the “Mist Fog” effect to improve frame rate if it is an issue.</text:span></text:p>
      <text:p text:style-name="P3"/>
      <text:p text:style-name="P8">To edit the maximum distance that the meteor crash sound effect occurs (or any other audio variables for that sound effect), change the audio source settings on the “MeteorSound” prefab in the prefabs folder.<text:line-break/><text:line-break/><text:span text:style-name="T12">Note:</text:span></text:p>
      <text:p text:style-name="P8"><text:span text:style-name="T12"/></text:p>
      <text:p text:style-name="P8"><text:span text:style-name="T12">1. The “PC First Person Controller” prefab is for non-mobile platforms, to use this controller ensure that you are set to a non-mobile platform in the build settings and that on the “Mobile Input” window is set to Disable.</text:span></text:p>
      <text:p text:style-name="P8"><text:span text:style-name="T12"/></text:p>
      <text:p text:style-name="P8"><text:span text:style-name="T12">2. The included “Mobile First Person Controller” prefab is for mobile platforms, to use this controller ensure that you are set to a mobile platform in the build settings and that on the “Mobile Input” window is set to En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2:06:18.92</meta:creation-date>
    <dc:date>2018-02-07T22:22:13.76</dc:date>
    <meta:editing-duration>PT34S</meta:editing-duration>
    <meta:editing-cycles>10</meta:editing-cycles>
    <meta:generator>LibreOffice/4.0.2.2$Windows_x86 LibreOffice_project/4c82dcdd6efcd48b1d8bba66bfe1989deee49c3</meta:generator>
    <meta:document-statistic meta:table-count="0" meta:image-count="0" meta:object-count="0" meta:page-count="1" meta:paragraph-count="12" meta:word-count="387" meta:character-count="2343" meta:non-whitespace-character-count="1963"/>
  </office:meta>
</office:document-meta>
</file>